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armor| tfg_helm| tfg_horse| tfg_boots| tf_no_capture_alive,0,0,fac_imladris,[itm_riv_helm_b,itm_riv_foot_scale, itm_riv_knight, itm_riv_surcoat,itm_leather_gloves,itm_riv_boots,(itm_lorien_bow_reward,imod_bent), itm_elven_arrows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armor| tfg_helm| tfg_horse| tfg_boots| tf_no_capture_alive,0,0,fac_imladris,[itm_riv_helm_b,itm_riv_foot_scale, itm_riv_knight, itm_riv_surcoat,itm_leather_gloves,itm_riv_boots,(itm_lorien_bow_reward,imod_bent), itm_elven_arrows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good, itm_riv_knight_good, itm_leather_gloves_good,itm_riv_boots,(itm_lorien_bow_reward,imod_bent), 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good, itm_riv_knight_good, itm_leather_gloves_good,itm_riv_boots,(itm_lorien_bow_reward,imod_bent), 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41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 style:data-style-name="N2" text:time-value="11:42:37.1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7-08T13:23:07.787000000</dc:date>
    <meta:editing-cycles>413</meta:editing-cycles>
    <meta:editing-duration>P5DT8H3M55S</meta:editing-duration>
    <meta:document-statistic meta:table-count="2" meta:cell-count="7111" meta:object-count="0"/>
  </office:meta>
</office:document-meta>
</file>